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cccc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39966" draw:marker-start-width="0.35cm" draw:marker-end-width="0.35cm" draw:fill="solid" draw:fill-color="#66cc99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Ubuntu" fo:font-size="12pt" style:font-size-asian="18pt" style:font-size-complex="18pt"/>
    </style:style>
    <style:style style:name="P2" style:family="paragraph">
      <style:paragraph-properties fo:text-align="center"/>
      <style:text-properties style:font-name="Ubuntu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6.6cm" svg:y1="7.607cm" svg:x2="11.1cm" svg:y2="7.707cm" draw:start-shape="id1" draw:start-glue-point="11" draw:end-shape="id2" draw:end-glue-point="5" svg:d="m6600 7607c0-1285 4500-1335 4500 100" svg:viewBox="0 0 4501 1071">
          <text:p text:style-name="P1">CONNECT</text:p>
          <text:p text:style-name="P1"/>
          <text:p text:style-name="P1"/>
          <text:p text:style-name="P1"/>
          <text:p text:style-name="P1"/>
        </draw:connector>
        <draw:connector draw:style-name="gr1" draw:text-style-name="P1" draw:layer="layout" draw:type="curve" svg:x1="15.95cm" svg:y1="4.1cm" svg:x2="14cm" svg:y2="7.707cm" draw:start-shape="id3" draw:start-glue-point="8" draw:end-shape="id2" draw:end-glue-point="11" svg:d="m15950 4100c0 2475-1950 672-1950 3607" svg:viewBox="0 0 1951 3608">
          <text:p text:style-name="P1">END_SEND</text:p>
        </draw:connector>
        <draw:connector draw:style-name="gr1" draw:text-style-name="P1" draw:layer="layout" draw:type="curve" draw:line-skew="0cm 2.398cm" svg:x1="17.4cm" svg:y1="2.307cm" svg:x2="17.4cm" svg:y2="3.793cm" draw:start-shape="id3" draw:start-glue-point="11" draw:end-shape="id3" draw:end-glue-point="9" svg:d="m17400 2307c0-1285 3549-857 3549 743s-3549 2030-3549 743" svg:viewBox="0 0 3550 2997">
          <text:p text:style-name="P1">SEND</text:p>
          <text:p text:style-name="P1"/>
          <text:p text:style-name="P1"/>
          <text:p text:style-name="P1"/>
          <text:p text:style-name="P1"/>
        </draw:connector>
        <draw:connector draw:style-name="gr1" draw:text-style-name="P1" draw:layer="layout" draw:type="curve" svg:x1="12.55cm" svg:y1="7.4cm" svg:x2="13.9cm" svg:y2="3.05cm" draw:start-shape="id2" draw:start-glue-point="4" draw:end-shape="id3" draw:end-glue-point="6" svg:d="m12550 7400c0-2900 450-4350 1350-4350" svg:viewBox="0 0 1351 4351">
          <text:p text:style-name="P1">BEGIN_SEND</text:p>
          <text:p text:style-name="P1"/>
          <text:p text:style-name="P1"/>
        </draw:connector>
        <draw:connector draw:style-name="gr1" draw:text-style-name="P1" draw:layer="layout" draw:type="curve" svg:x1="11.1cm" svg:y1="9.193cm" svg:x2="6.6cm" svg:y2="9.093cm" draw:start-shape="id2" draw:start-glue-point="7" draw:end-shape="id1" draw:end-glue-point="9" svg:d="m11100 9193c0 1287-4500 1337-4500-100" svg:viewBox="0 0 4501 1073">
          <text:p text:style-name="P1"/>
          <text:p text:style-name="P1"/>
          <text:p text:style-name="P1"/>
          <text:p text:style-name="P1"/>
          <text:p text:style-name="P1">CLOSE</text:p>
        </draw:connector>
        <draw:connector draw:style-name="gr1" draw:text-style-name="P1" draw:layer="layout" draw:type="curve" svg:x1="12.55cm" svg:y1="9.5cm" svg:x2="13.8cm" svg:y2="13.65cm" draw:start-shape="id2" draw:start-glue-point="8" draw:end-shape="id4" draw:end-glue-point="6" svg:d="m12550 9500c0 2767 416 4150 1250 4150" svg:viewBox="0 0 1251 4151">
          <text:p text:style-name="P1"/>
          <text:p text:style-name="P1"/>
          <text:p text:style-name="P1">BEGIN_RECV</text:p>
        </draw:connector>
        <draw:connector draw:style-name="gr1" draw:text-style-name="P1" draw:layer="layout" draw:type="curve" svg:x1="15.85cm" svg:y1="12.6cm" svg:x2="14cm" svg:y2="9.193cm" draw:start-shape="id4" draw:start-glue-point="4" draw:end-shape="id2" draw:end-glue-point="9" svg:d="m15850 12600c0-2323-1850-620-1850-3407" svg:viewBox="0 0 1851 3408">
          <text:p text:style-name="P1">END_RECV</text:p>
        </draw:connector>
        <draw:connector draw:style-name="gr1" draw:text-style-name="P1" draw:layer="layout" draw:type="curve" draw:line-skew="0cm 2.498cm" svg:x1="17.3cm" svg:y1="14.393cm" svg:x2="17.3cm" svg:y2="12.907cm" draw:start-shape="id4" draw:start-glue-point="9" draw:end-shape="id4" draw:end-glue-point="11" svg:d="m17300 14393c0 1287 3649 859 3649-742s-3649-2029-3649-744" svg:viewBox="0 0 3650 2997">
          <text:p text:style-name="P1"/>
          <text:p text:style-name="P1"/>
          <text:p text:style-name="P1"/>
          <text:p text:style-name="P1"/>
          <text:p text:style-name="P1">RECV</text:p>
        </draw:connector>
        <draw:connector draw:style-name="gr1" draw:text-style-name="P1" draw:layer="layout" draw:type="curve" svg:x1="14.4cm" svg:y1="14.393cm" svg:x2="5.15cm" svg:y2="9.4cm" draw:start-shape="id4" draw:start-glue-point="7" draw:end-shape="id1" draw:end-glue-point="8" svg:d="m14400 14393c0 1287-9250 3783-9250-4993" svg:viewBox="0 0 9251 633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END_RECV</text:p>
        </draw:connector>
        <draw:custom-shape draw:style-name="gr2" draw:text-style-name="P2" xml:id="id2" draw:id="id2" draw:layer="layout" svg:width="4.1cm" svg:height="2.1cm" svg:x="10.5cm" svg:y="7.4cm">
          <text:p text:style-name="P2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1cm" svg:height="2.1cm" svg:x="13.9cm" svg:y="2cm">
          <text:p text:style-name="P2">Write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1cm" svg:height="2.1cm" svg:x="13.8cm" svg:y="12.6cm">
          <text:p text:style-name="P2">Read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1cm" svg:height="2.1cm" svg:x="3.1cm" svg:y="7.3cm">
          <text:p text:style-name="P2">Clos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gel Small</meta:initial-creator>
    <meta:creation-date>2015-05-21T08:27:36.908813056</meta:creation-date>
    <dc:date>2015-05-21T08:55:50.650466361</dc:date>
    <dc:creator>Nigel Small</dc:creator>
    <meta:editing-duration>PT13M3S</meta:editing-duration>
    <meta:editing-cycles>1</meta:editing-cycles>
    <meta:document-statistic meta:object-count="13"/>
    <meta:generator>LibreOffice/4.1.3.2$Linux_X86_64 LibreOffice_project/410m0$Build-2</meta:generator>
  </office:meta>
</office:document-meta>
</file>